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RUMPE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table:formula="of:=[.B2]*[.B2]" office:value-type="float" office:value="3.4225">
            <text:p>3.42</text:p>
          </table:table-cell>
          <table:table-cell table:formula="of:=[.B2]/6.66" office:value-type="float" office:value="0.277777777777778">
            <text:p>0.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05">
            <text:p>2.05</text:p>
          </table:table-cell>
          <table:table-cell table:formula="of:=[.B3]*[.B3]" office:value-type="float" office:value="4.2025">
            <text:p>4.2</text:p>
          </table:table-cell>
          <table:table-cell table:formula="of:=[.B3]/6.66" office:value-type="float" office:value="0.307807807807808">
            <text:p>0.3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2.2">
            <text:p>2.2</text:p>
          </table:table-cell>
          <table:table-cell table:formula="of:=[.B4]*[.B4]" office:value-type="float" office:value="4.84">
            <text:p>4.84</text:p>
          </table:table-cell>
          <table:table-cell table:formula="of:=[.B4]/6.66" office:value-type="float" office:value="0.3303303303303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15">
            <text:p>2.15</text:p>
          </table:table-cell>
          <table:table-cell table:formula="of:=[.B5]*[.B5]" office:value-type="float" office:value="4.6225">
            <text:p>4.62</text:p>
          </table:table-cell>
          <table:table-cell table:formula="of:=[.B5]/6.66" office:value-type="float" office:value="0.322822822822823">
            <text:p>0.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3">
            <text:p>2.3</text:p>
          </table:table-cell>
          <table:table-cell table:formula="of:=[.B6]*[.B6]" office:value-type="float" office:value="5.29">
            <text:p>5.29</text:p>
          </table:table-cell>
          <table:table-cell table:formula="of:=[.B6]/6.66" office:value-type="float" office:value="0.345345345345345">
            <text:p>0.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5">
            <text:p>2.15</text:p>
          </table:table-cell>
          <table:table-cell table:formula="of:=[.B7]*[.B7]" office:value-type="float" office:value="4.6225">
            <text:p>4.62</text:p>
          </table:table-cell>
          <table:table-cell table:formula="of:=[.B7]/6.66" office:value-type="float" office:value="0.322822822822823">
            <text:p>0.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8]*[.B8]" office:value-type="float" office:value="4">
            <text:p>4</text:p>
          </table:table-cell>
          <table:table-cell table:formula="of:=[.B8]/6.66" office:value-type="float" office:value="0.3003003003003">
            <text:p>0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9">
            <text:p>1.9</text:p>
          </table:table-cell>
          <table:table-cell table:formula="of:=[.B9]*[.B9]" office:value-type="float" office:value="3.61">
            <text:p>3.61</text:p>
          </table:table-cell>
          <table:table-cell table:formula="of:=[.B9]/6.66" office:value-type="float" office:value="0.285285285285285">
            <text:p>0.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">
            <text:p>1.7</text:p>
          </table:table-cell>
          <table:table-cell table:formula="of:=[.B10]*[.B10]" office:value-type="float" office:value="2.89">
            <text:p>2.89</text:p>
          </table:table-cell>
          <table:table-cell table:formula="of:=[.B10]/6.66" office:value-type="float" office:value="0.255255255255255">
            <text:p>0.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">
            <text:p>1.3</text:p>
          </table:table-cell>
          <table:table-cell table:formula="of:=[.B11]*[.B11]" office:value-type="float" office:value="1.69">
            <text:p>1.69</text:p>
          </table:table-cell>
          <table:table-cell table:formula="of:=[.B11]/6.66" office:value-type="float" office:value="0.195195195195195">
            <text:p>0.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85">
            <text:p>0.85</text:p>
          </table:table-cell>
          <table:table-cell table:formula="of:=[.B12]*[.B12]" office:value-type="float" office:value="0.7225">
            <text:p>0.72</text:p>
          </table:table-cell>
          <table:table-cell table:formula="of:=[.B12]/6.66" office:value-type="float" office:value="0.127627627627628">
            <text:p>0.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">
            <text:p>1.25</text:p>
          </table:table-cell>
          <table:table-cell table:formula="of:=[.B13]*[.B13]" office:value-type="float" office:value="1.5625">
            <text:p>1.56</text:p>
          </table:table-cell>
          <table:table-cell table:formula="of:=[.B13]/6.66" office:value-type="float" office:value="0.187687687687688">
            <text:p>0.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4]*[.B14]" office:value-type="float" office:value="1">
            <text:p>1</text:p>
          </table:table-cell>
          <table:table-cell table:formula="of:=[.B14]/6.66" office:value-type="float" office:value="0.15015015015015">
            <text:p>0.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95">
            <text:p>0.95</text:p>
          </table:table-cell>
          <table:table-cell table:formula="of:=[.B15]*[.B15]" office:value-type="float" office:value="0.9025">
            <text:p>0.9</text:p>
          </table:table-cell>
          <table:table-cell table:formula="of:=[.B15]/6.66" office:value-type="float" office:value="0.142642642642643">
            <text:p>0.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  <table:table-cell table:formula="of:=[.B16]*[.B16]" office:value-type="float" office:value="0.64">
            <text:p>0.64</text:p>
          </table:table-cell>
          <table:table-cell table:formula="of:=[.B16]/6.66" office:value-type="float" office:value="0.12012012012012">
            <text:p>0.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5">
            <text:p>0.55</text:p>
          </table:table-cell>
          <table:table-cell table:formula="of:=[.B17]*[.B17]" office:value-type="float" office:value="0.3025">
            <text:p>0.3</text:p>
          </table:table-cell>
          <table:table-cell table:formula="of:=[.B17]/6.66" office:value-type="float" office:value="0.0825825825825826">
            <text:p>0.08</text:p>
          </table:table-cell>
        </table:table-row>
        <table:table-row table:style-name="ro1">
          <table:table-cell table:number-columns-repeated="2"/>
          <table:table-cell table:formula="of:=SUM([.C2:.C17])" office:value-type="float" office:value="44.32">
            <text:p>44.32</text:p>
          </table:table-cell>
          <table:table-cell/>
        </table:table-row>
        <table:table-row table:style-name="ro1">
          <table:table-cell table:number-columns-repeated="2"/>
          <table:table-cell table:formula="of:=SQRT([.$C$18])" office:value-type="float" office:value="6.6573267908373">
            <text:p>6.6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ROMBON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table:formula="of:=[.B22]*[.B22]" office:value-type="float" office:value="3.4225">
            <text:p>3.42</text:p>
          </table:table-cell>
          <table:table-cell table:formula="of:=[.B22]/5.91" office:value-type="float" office:value="0.313028764805415">
            <text:p>0.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table:formula="of:=[.B23]*[.B23]" office:value-type="float" office:value="4.41">
            <text:p>4.41</text:p>
          </table:table-cell>
          <table:table-cell table:formula="of:=[.B23]/5.91" office:value-type="float" office:value="0.355329949238579">
            <text:p>0.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table:formula="of:=[.B24]*[.B24]" office:value-type="float" office:value="3.0625">
            <text:p>3.06</text:p>
          </table:table-cell>
          <table:table-cell table:formula="of:=[.B24]/5.91" office:value-type="float" office:value="0.296108291032149">
            <text:p>0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05">
            <text:p>2.05</text:p>
          </table:table-cell>
          <table:table-cell table:formula="of:=[.B25]*[.B25]" office:value-type="float" office:value="4.2025">
            <text:p>4.2</text:p>
          </table:table-cell>
          <table:table-cell table:formula="of:=[.B25]/5.91" office:value-type="float" office:value="0.346869712351946">
            <text:p>0.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table:formula="of:=[.B26]*[.B26]" office:value-type="float" office:value="3.8025">
            <text:p>3.8</text:p>
          </table:table-cell>
          <table:table-cell table:formula="of:=[.B26]/5.91" office:value-type="float" office:value="0.32994923857868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table:formula="of:=[.B27]*[.B27]" office:value-type="float" office:value="3.4225">
            <text:p>3.42</text:p>
          </table:table-cell>
          <table:table-cell table:formula="of:=[.B27]/5.91" office:value-type="float" office:value="0.313028764805415">
            <text:p>0.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75">
            <text:p>1.75</text:p>
          </table:table-cell>
          <table:table-cell table:formula="of:=[.B28]*[.B28]" office:value-type="float" office:value="3.0625">
            <text:p>3.06</text:p>
          </table:table-cell>
          <table:table-cell table:formula="of:=[.B28]/5.91" office:value-type="float" office:value="0.296108291032149">
            <text:p>0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5">
            <text:p>1.5</text:p>
          </table:table-cell>
          <table:table-cell table:formula="of:=[.B29]*[.B29]" office:value-type="float" office:value="2.25">
            <text:p>2.25</text:p>
          </table:table-cell>
          <table:table-cell table:formula="of:=[.B29]/5.91" office:value-type="float" office:value="0.253807106598985">
            <text:p>0.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35">
            <text:p>1.35</text:p>
          </table:table-cell>
          <table:table-cell table:formula="of:=[.B30]*[.B30]" office:value-type="float" office:value="1.8225">
            <text:p>1.82</text:p>
          </table:table-cell>
          <table:table-cell table:formula="of:=[.B30]/5.91" office:value-type="float" office:value="0.228426395939086">
            <text:p>0.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5">
            <text:p>1.35</text:p>
          </table:table-cell>
          <table:table-cell table:formula="of:=[.B31]*[.B31]" office:value-type="float" office:value="1.8225">
            <text:p>1.82</text:p>
          </table:table-cell>
          <table:table-cell table:formula="of:=[.B31]/5.91" office:value-type="float" office:value="0.228426395939086">
            <text:p>0.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15">
            <text:p>1.15</text:p>
          </table:table-cell>
          <table:table-cell table:formula="of:=[.B32]*[.B32]" office:value-type="float" office:value="1.3225">
            <text:p>1.32</text:p>
          </table:table-cell>
          <table:table-cell table:formula="of:=[.B32]/5.91" office:value-type="float" office:value="0.194585448392555">
            <text:p>0.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95">
            <text:p>0.95</text:p>
          </table:table-cell>
          <table:table-cell table:formula="of:=[.B33]*[.B33]" office:value-type="float" office:value="0.9025">
            <text:p>0.9</text:p>
          </table:table-cell>
          <table:table-cell table:formula="of:=[.B33]/5.91" office:value-type="float" office:value="0.160744500846024">
            <text:p>0.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5">
            <text:p>0.75</text:p>
          </table:table-cell>
          <table:table-cell table:formula="of:=[.B34]*[.B34]" office:value-type="float" office:value="0.5625">
            <text:p>0.56</text:p>
          </table:table-cell>
          <table:table-cell table:formula="of:=[.B34]/5.91" office:value-type="float" office:value="0.126903553299492">
            <text:p>0.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">
            <text:p>0.7</text:p>
          </table:table-cell>
          <table:table-cell table:formula="of:=[.B35]*[.B35]" office:value-type="float" office:value="0.49">
            <text:p>0.49</text:p>
          </table:table-cell>
          <table:table-cell table:formula="of:=[.B35]/5.91" office:value-type="float" office:value="0.11844331641286">
            <text:p>0.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5">
            <text:p>0.45</text:p>
          </table:table-cell>
          <table:table-cell table:formula="of:=[.B36]*[.B36]" office:value-type="float" office:value="0.2025">
            <text:p>0.2</text:p>
          </table:table-cell>
          <table:table-cell table:formula="of:=[.B36]/5.91" office:value-type="float" office:value="0.0761421319796954">
            <text:p>0.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">
            <text:p>0.4</text:p>
          </table:table-cell>
          <table:table-cell table:formula="of:=[.B37]*[.B37]" office:value-type="float" office:value="0.16">
            <text:p>0.16</text:p>
          </table:table-cell>
          <table:table-cell table:formula="of:=[.B37]/5.91" office:value-type="float" office:value="0.0676818950930626">
            <text:p>0.07</text:p>
          </table:table-cell>
        </table:table-row>
        <table:table-row table:style-name="ro1">
          <table:table-cell table:number-columns-repeated="2"/>
          <table:table-cell table:formula="of:=SUM([.C22:.C37])" office:value-type="float" office:value="34.92">
            <text:p>34.92</text:p>
          </table:table-cell>
          <table:table-cell/>
        </table:table-row>
        <table:table-row table:style-name="ro1">
          <table:table-cell table:number-columns-repeated="2"/>
          <table:table-cell table:formula="of:=SQRT([.C38])" office:value-type="float" office:value="5.90931468107766">
            <text:p>5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RENCHHOR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  <table:table-cell table:formula="of:=[.B42]*[.B42]" office:value-type="float" office:value="10.24">
            <text:p>10.24</text:p>
          </table:table-cell>
          <table:table-cell table:formula="of:=[.B42]/8.74" office:value-type="float" office:value="0.366132723112128">
            <text:p>0.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43]*[.B43]" office:value-type="float" office:value="16">
            <text:p>16</text:p>
          </table:table-cell>
          <table:table-cell table:formula="of:=[.B43]/8.74" office:value-type="float" office:value="0.45766590389016">
            <text:p>0.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9">
            <text:p>3.9</text:p>
          </table:table-cell>
          <table:table-cell table:formula="of:=[.B44]*[.B44]" office:value-type="float" office:value="15.21">
            <text:p>15.21</text:p>
          </table:table-cell>
          <table:table-cell table:formula="of:=[.B44]/8.74" office:value-type="float" office:value="0.446224256292906">
            <text:p>0.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45">
            <text:p>3.45</text:p>
          </table:table-cell>
          <table:table-cell table:formula="of:=[.B45]*[.B45]" office:value-type="float" office:value="11.9025">
            <text:p>11.9</text:p>
          </table:table-cell>
          <table:table-cell table:formula="of:=[.B45]/8.74" office:value-type="float" office:value="0.394736842105263">
            <text:p>0.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85">
            <text:p>2.85</text:p>
          </table:table-cell>
          <table:table-cell table:formula="of:=[.B46]*[.B46]" office:value-type="float" office:value="8.1225">
            <text:p>8.12</text:p>
          </table:table-cell>
          <table:table-cell table:formula="of:=[.B46]/8.74" office:value-type="float" office:value="0.326086956521739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formula="of:=[.B47]*[.B47]" office:value-type="float" office:value="6.25">
            <text:p>6.25</text:p>
          </table:table-cell>
          <table:table-cell table:formula="of:=[.B47]/8.74" office:value-type="float" office:value="0.28604118993135">
            <text:p>0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">
            <text:p>2.2</text:p>
          </table:table-cell>
          <table:table-cell table:formula="of:=[.B48]*[.B48]" office:value-type="float" office:value="4.84">
            <text:p>4.84</text:p>
          </table:table-cell>
          <table:table-cell table:formula="of:=[.B48]/8.74" office:value-type="float" office:value="0.251716247139588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4">
            <text:p>1.4</text:p>
          </table:table-cell>
          <table:table-cell table:formula="of:=[.B49]*[.B49]" office:value-type="float" office:value="1.96">
            <text:p>1.96</text:p>
          </table:table-cell>
          <table:table-cell table:formula="of:=[.B49]/8.74" office:value-type="float" office:value="0.160183066361556">
            <text:p>0.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25">
            <text:p>1.25</text:p>
          </table:table-cell>
          <table:table-cell table:formula="of:=[.B50]*[.B50]" office:value-type="float" office:value="1.5625">
            <text:p>1.56</text:p>
          </table:table-cell>
          <table:table-cell table:formula="of:=[.B50]/8.74" office:value-type="float" office:value="0.143020594965675">
            <text:p>0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table:formula="of:=[.B51]*[.B51]" office:value-type="float" office:value="0.25">
            <text:p>0.25</text:p>
          </table:table-cell>
          <table:table-cell table:formula="of:=[.B51]/8.74" office:value-type="float" office:value="0.05720823798627">
            <text:p>0.06</text:p>
          </table:table-cell>
        </table:table-row>
        <table:table-row table:style-name="ro1">
          <table:table-cell table:number-columns-repeated="2"/>
          <table:table-cell table:formula="of:=SUM([.C42:.C51])" office:value-type="float" office:value="76.3375">
            <text:p>76.34</text:p>
          </table:table-cell>
          <table:table-cell/>
        </table:table-row>
        <table:table-row table:style-name="ro1">
          <table:table-cell table:number-columns-repeated="2"/>
          <table:table-cell table:formula="of:=SQRT([.C52])" office:value-type="float" office:value="8.73713339717324">
            <text:p>8.7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Chavoya Aceves</meta:initial-creator>
    <meta:creation-date>2014-06-21T11:15:29.36</meta:creation-date>
    <dc:date>2014-06-21T11:45:33.38</dc:date>
    <dc:creator>Oscar Chavoya Aceves</dc:creator>
    <meta:editing-duration>PT00H13M23S</meta:editing-duration>
    <meta:editing-cycles>1</meta:editing-cycles>
    <meta:generator>LibreOffice/3.5$Linux_X86_64 LibreOffice_project/350m1$Build-2</meta:generator>
    <meta:document-statistic meta:table-count="3" meta:cell-count="177" meta:object-count="0"/>
  </office:meta>
</office:document-meta>
</file>